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sans-serif" fo:font-size="14pt" fo:letter-spacing="normal" fo:font-style="normal" fo:font-weight="normal" fo:background-color="#fff200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21853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21853" fo:background-color="#fff200"/>
    </style:style>
    <style:style style:name="T1" style:family="text">
      <style:text-properties fo:font-variant="normal" fo:text-transform="none" fo:color="#000000" style:font-name="monospace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letter-spacing="normal" fo:font-style="normal"/>
    </style:style>
    <style:style style:name="T3" style:family="text">
      <style:text-properties officeooo:rsid="001218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</text:span>lace the Following in the &lt;head&gt;&lt;/head&gt; of your HTML</text:p>
      <text:p text:style-name="P3"><text:bookmark text:name="html"/><text:span text:style-name="Source_20_Text"><text:span text:style-name="T1">&lt;!-- generics --&gt;<text:line-break/>&lt;link rel="icon" href="/path/to/favicon-32.png" sizes="32x32"&gt;<text:line-break/>&lt;link rel="icon" href="/path/to/favicon-57.png" sizes="57x57"&gt;<text:line-break/>&lt;link rel="icon" href="/path/to/favicon-76.png" sizes="76x76"&gt;<text:line-break/>&lt;link rel="icon" href="/path/to/favicon-96.png" sizes="96x96"&gt;<text:line-break/>&lt;link rel="icon" href="/path/to/favicon-128.png" sizes="128x128"&gt;<text:line-break/>&lt;link rel="icon" href="/path/to/favicon-192.png" sizes="192x192"&gt;<text:line-break/>&lt;link rel="icon" href="/path/to/favicon-228.png" sizes="228x228"&gt;<text:line-break/><text:line-break/>&lt;!-- Android --&gt;<text:line-break/>&lt;link rel="shortcut icon" sizes="196x196" href=“/path/to/favicon-196.png"&gt;<text:line-break/><text:line-break/>&lt;!-- iOS --&gt;<text:line-break/>&lt;link rel="apple-touch-icon" href="/path/to/favicon-120.png" sizes="120x120"&gt;<text:line-break/>&lt;link rel="apple-touch-icon" href="path/to/favicon-152.png" sizes="152x152"&gt;<text:line-break/>&lt;link rel="apple-touch-icon" href="path/to/favicon-180.png" sizes="180x180"&gt;<text:line-break/><text:line-break/>&lt;!-- Windows 8 IE 10--&gt;<text:line-break/>&lt;meta name="msapplication-TileColor" content="#FFFFFF"&gt;<text:line-break/>&lt;meta name="msapplication-TileImage" content="/path/to/favicon-144.png"&gt;<text:line-break/><text:line-break/>&lt;!— Windows 8.1 + IE11 and above —&gt;<text:line-break/></text:span></text:span><text:soft-page-break/><text:span text:style-name="Source_20_Text"><text:span text:style-name="T1">&lt;meta name="msapplication-config" content="/path/to/browserconfig.xml" /&gt;</text:span></text:span> </text:p>
      <text:p text:style-name="P3"><text:span text:style-name="T2"/></text:p>
      <text:p text:style-name="P4"><text:span text:style-name="T2">browserconfig.xml</text:span></text:p>
      <text:p text:style-name="P2"><text:bookmark text:name="xml"/><text:span text:style-name="Source_20_Text"><text:span text:style-name="T1">&lt;?xml version="1.0" encoding="utf-8"?&gt;<text:line-break/>&lt;browserconfig&gt;<text:line-break/>&lt;msapplication&gt;<text:line-break/>&lt;tile&gt;<text:line-break/>&lt;square70x70logo src=“favicon-76.png”/&gt;<text:line-break/>&lt;square150x150logo src="favicon-228.png"/&gt;<text:line-break/>&lt;TileColor&gt;#2b5797&lt;/TileColor&gt;<text:line-break/>&lt;/tile&gt;<text:line-break/>&lt;/msapplication&gt;<text:line-break/>&lt;/browserconfig&gt;</text:span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0:13:06.937000000</meta:creation-date>
    <dc:date>2021-01-25T00:15:27.860000000</dc:date>
    <meta:editing-duration>PT2M21S</meta:editing-duration>
    <meta:editing-cycles>1</meta:editing-cycles>
    <meta:document-statistic meta:table-count="0" meta:image-count="0" meta:object-count="0" meta:page-count="2" meta:paragraph-count="4" meta:word-count="105" meta:character-count="1376" meta:non-whitespace-character-count="1273"/>
    <meta:generator>LibreOffice/5.4.3.2$Windows_X86_64 LibreOffice_project/92a7159f7e4af62137622921e809f8546db437e5</meta:generator>
  </office:meta>
</office:document-meta>
</file>